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思源宋体" svg:font-family="思源宋体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f5cd53" draw:textarea-horizontal-align="justify" draw:textarea-vertical-align="middle" draw:auto-grow-height="false" fo:min-height="1.25cm" fo:min-width="1.2cm"/>
    </style:style>
    <style:style style:name="gr2" style:family="graphic" style:parent-style-name="standard">
      <style:graphic-properties svg:stroke-color="#3465a4" draw:fill-color="#d36118" draw:textarea-horizontal-align="justify" draw:textarea-vertical-align="middle" draw:auto-grow-height="false" fo:min-height="0.528cm" fo:min-width="1.552cm"/>
    </style:style>
    <style:style style:name="gr3" style:family="graphic" style:parent-style-name="standard">
      <style:graphic-properties svg:stroke-color="#3465a4" draw:fill-color="#18a303" draw:textarea-horizontal-align="justify" draw:textarea-vertical-align="middle" draw:auto-grow-height="false" fo:min-height="0.388cm" fo:min-width="0.35cm"/>
    </style:style>
    <style:style style:name="gr4" style:family="graphic" style:parent-style-name="standard">
      <style:graphic-properties svg:stroke-width="0.053cm" svg:stroke-color="#3465a4" draw:marker-start-width="0.279cm" draw:marker-end="Rounded_20_short_20_Arrow" draw:marker-end-width="0.279cm" draw:fill-color="#729fcf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color="#3465a4" draw:fill-color="#aadcf7" draw:textarea-horizontal-align="justify" draw:textarea-vertical-align="middle" draw:auto-grow-height="false" fo:min-height="1.25cm" fo:min-width="1.2cm"/>
    </style:style>
    <style:style style:name="gr6" style:family="graphic" style:parent-style-name="standard">
      <style:graphic-properties svg:stroke-color="#3465a4" draw:fill-color="#92e285" draw:textarea-horizontal-align="justify" draw:textarea-vertical-align="middle" draw:auto-grow-height="false" fo:min-height="1.25cm" fo:min-width="1.2cm"/>
    </style:style>
    <style:style style:name="gr7" style:family="graphic" style:parent-style-name="standard">
      <style:graphic-properties svg:stroke-width="0.053cm" svg:stroke-color="#3465a4" draw:marker-start="" draw:marker-start-width="0.279cm" draw:marker-end="Rounded_20_short_20_Arrow" draw:marker-end-width="0.279cm" draw:fill-color="#729fcf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solid" svg:stroke-width="0.053cm" svg:stroke-color="#3465a4" draw:marker-start-width="0.279cm" draw:marker-end="Rounded_20_short_20_Arrow" draw:marker-end-width="0.279cm" draw:fill-color="#729fcf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81cm" svg:stroke-color="#3465a4" draw:marker-start="Dimension_20_Lines" draw:marker-start-width="0.321cm" draw:marker-end="Dimension_20_Lines" draw:marker-end-width="0.421cm" draw:fill="none" draw:fill-color="#729fcf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color="#ffffff" draw:fill="none" draw:fill-color="#729fcf" draw:textarea-horizontal-align="justify" draw:textarea-vertical-align="middle" draw:auto-grow-height="false" fo:min-height="0.15cm" fo:min-width="1.2cm"/>
    </style:style>
    <style:style style:name="P1" style:family="paragraph">
      <style:paragraph-properties fo:text-align="center"/>
    </style:style>
    <style:style style:name="P2" style:family="paragraph">
      <loext:graphic-properties draw:fill-color="#f5cd53"/>
      <style:paragraph-properties fo:text-align="center"/>
      <style:text-properties style:font-name="Times New Roman" fo:font-size="12pt" style:font-size-asian="12pt" style:font-size-complex="12pt"/>
    </style:style>
    <style:style style:name="P3" style:family="paragraph">
      <style:paragraph-properties fo:text-align="center"/>
      <style:text-properties fo:color="#ffffff"/>
    </style:style>
    <style:style style:name="P4" style:family="paragraph">
      <loext:graphic-properties draw:fill-color="#d36118"/>
      <style:paragraph-properties fo:text-align="center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-color="#18a303"/>
      <style:paragraph-properties fo:text-align="center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-color="#729fcf"/>
      <style:paragraph-properties fo:text-align="center"/>
    </style:style>
    <style:style style:name="P7" style:family="paragraph">
      <loext:graphic-properties draw:fill-color="#aadcf7"/>
      <style:paragraph-properties fo:text-align="center"/>
      <style:text-properties style:font-name="Times New Roman" fo:font-size="12pt" style:font-size-asian="12pt" style:font-size-complex="12pt"/>
    </style:style>
    <style:style style:name="P8" style:family="paragraph">
      <loext:graphic-properties draw:fill-color="#92e285"/>
      <style:paragraph-properties fo:text-align="center"/>
      <style:text-properties style:font-name="Times New Roman" fo:font-size="12pt" style:font-size-asian="12pt" style:font-size-complex="12pt"/>
    </style:style>
    <style:style style:name="P9" style:family="paragraph">
      <loext:graphic-properties draw:fill="none" draw:fill-color="#729fcf"/>
      <style:paragraph-properties fo:text-align="center"/>
    </style:style>
    <style:style style:name="P10" style:family="paragraph">
      <loext:graphic-properties draw:fill="none" draw:fill-color="#729fcf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ff" style:font-name="Times New Roman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7cm" svg:height="1.5cm" svg:x="4.5cm" svg:y="2.5cm">
          <text:p text:style-name="P1"><text:span text:style-name="T1">Conv1D</text:span></text:p>
          <text:p text:style-name="P1"><text:span text:style-name="T2">ReLU</text:span></text:p>
          <text:p text:style-name="P1"><text:span text:style-name="T2">(3; </text:span><text:span text:style-name="T3">32</text:span><text:span text:style-name="T2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" draw:id="id1" draw:layer="layout" svg:width="2.9cm" svg:height="1.1cm" svg:x="1cm" svg:y="2.7cm">
          <text:p text:style-name="P3"><text:span text:style-name="T4">EoR+F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2cm" svg:height="0.9cm" svg:x="1cm" svg:y="5cm">
          <text:p text:style-name="P3"><text:span text:style-name="T4">E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3.9cm" svg:y1="3.25cm" svg:x2="4.5cm" svg:y2="3.25cm" draw:start-shape="id1" draw:start-glue-point="10" draw:end-shape="id2" draw:end-glue-point="3" svg:d="M3900 3250h600" svg:viewBox="0 0 601 1">
          <text:p/>
        </draw:connector>
        <draw:custom-shape draw:style-name="gr1" draw:text-style-name="P2" xml:id="id3" draw:id="id3" draw:layer="layout" svg:width="1.7cm" svg:height="1.5cm" svg:x="6.8cm" svg:y="2.5cm">
          <text:p text:style-name="P1"><text:span text:style-name="T1">Conv1D</text:span></text:p>
          <text:p text:style-name="P1"><text:span text:style-name="T2">ReLU</text:span></text:p>
          <text:p text:style-name="P1"><text:span text:style-name="T2">(3; </text:span><text:span text:style-name="T3">32</text:span><text:span text:style-name="T2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1.7cm" svg:height="1.5cm" svg:x="9.1cm" svg:y="2.5cm">
          <text:p text:style-name="P1"><text:span text:style-name="T1">Conv1D</text:span></text:p>
          <text:p text:style-name="P1"><text:span text:style-name="T2">ReLU</text:span></text:p>
          <text:p text:style-name="P1"><text:span text:style-name="T2">(3; </text:span><text:span text:style-name="T3">64</text:span><text:span text:style-name="T2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1.7cm" svg:height="1.5cm" svg:x="11.4cm" svg:y="2.5cm">
          <text:p text:style-name="P1"><text:span text:style-name="T1">Conv1D</text:span></text:p>
          <text:p text:style-name="P1"><text:span text:style-name="T2">ReLU</text:span></text:p>
          <text:p text:style-name="P1"><text:span text:style-name="T2">(3; </text:span><text:span text:style-name="T3">64</text:span><text:span text:style-name="T2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1.7cm" svg:height="1.5cm" svg:x="13.7cm" svg:y="2.5cm">
          <text:p text:style-name="P1"><text:span text:style-name="T1">Conv1D</text:span></text:p>
          <text:p text:style-name="P1"><text:span text:style-name="T2">ReLU</text:span></text:p>
          <text:p text:style-name="P1"><text:span text:style-name="T2">(3; </text:span><text:span text:style-name="T3">64</text:span><text:span text:style-name="T2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1.7cm" svg:height="1.5cm" svg:x="16cm" svg:y="2.5cm">
          <text:p text:style-name="P1"><text:span text:style-name="T1">Conv1D</text:span></text:p>
          <text:p text:style-name="P1"><text:span text:style-name="T2">ReLU</text:span></text:p>
          <text:p text:style-name="P1"><text:span text:style-name="T2">(3; </text:span><text:span text:style-name="T3">64</text:span><text:span text:style-name="T2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1.7cm" svg:height="1.5cm" svg:x="18.3cm" svg:y="2.5cm">
          <text:p text:style-name="P1"><text:span text:style-name="T1">Conv1D</text:span></text:p>
          <text:p text:style-name="P1"><text:span text:style-name="T2">ReLU</text:span></text:p>
          <text:p text:style-name="P1"><text:span text:style-name="T2">(3; </text:span><text:span text:style-name="T3">32</text:span><text:span text:style-name="T2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5" draw:id="id15" draw:layer="layout" svg:width="1.7cm" svg:height="1.5cm" svg:x="4.5cm" svg:y="4.7cm">
          <text:p text:style-name="P1"><text:span text:style-name="T1">Conv1D</text:span></text:p>
          <text:p text:style-name="P1"><text:span text:style-name="T2">ReLU</text:span></text:p>
          <text:p text:style-name="P1"><text:span text:style-name="T2">(3; </text:span><text:span text:style-name="T3">32</text:span><text:span text:style-name="T2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4" draw:id="id14" draw:layer="layout" svg:width="1.7cm" svg:height="1.5cm" svg:x="6.8cm" svg:y="4.7cm">
          <text:p text:style-name="P1"><text:span text:style-name="T1">Conv1D</text:span></text:p>
          <text:p text:style-name="P1"><text:span text:style-name="T2">ReLU</text:span></text:p>
          <text:p text:style-name="P1"><text:span text:style-name="T2">(3; </text:span><text:span text:style-name="T3">32</text:span><text:span text:style-name="T2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3" draw:id="id13" draw:layer="layout" svg:width="1.7cm" svg:height="1.5cm" svg:x="9.1cm" svg:y="4.7cm">
          <text:p text:style-name="P1"><text:span text:style-name="T1">Conv1D</text:span></text:p>
          <text:p text:style-name="P1"><text:span text:style-name="T2">ReLU</text:span></text:p>
          <text:p text:style-name="P1"><text:span text:style-name="T2">(3; </text:span><text:span text:style-name="T3">64</text:span><text:span text:style-name="T2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2" draw:id="id12" draw:layer="layout" svg:width="1.7cm" svg:height="1.5cm" svg:x="11.4cm" svg:y="4.7cm">
          <text:p text:style-name="P1"><text:span text:style-name="T1">Conv1D</text:span></text:p>
          <text:p text:style-name="P1"><text:span text:style-name="T2">ReLU</text:span></text:p>
          <text:p text:style-name="P1"><text:span text:style-name="T2">(3; </text:span><text:span text:style-name="T3">64</text:span><text:span text:style-name="T2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1" draw:id="id11" draw:layer="layout" svg:width="1.7cm" svg:height="1.5cm" svg:x="13.7cm" svg:y="4.7cm">
          <text:p text:style-name="P1"><text:span text:style-name="T1">Conv1D</text:span></text:p>
          <text:p text:style-name="P1"><text:span text:style-name="T2">ReLU</text:span></text:p>
          <text:p text:style-name="P1"><text:span text:style-name="T2">(3; </text:span><text:span text:style-name="T3">64</text:span><text:span text:style-name="T2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0" draw:id="id10" draw:layer="layout" svg:width="1.7cm" svg:height="1.5cm" svg:x="16cm" svg:y="4.7cm">
          <text:p text:style-name="P1"><text:span text:style-name="T1">Conv1D</text:span></text:p>
          <text:p text:style-name="P1"><text:span text:style-name="T2">ReLU</text:span></text:p>
          <text:p text:style-name="P1"><text:span text:style-name="T2">(3; </text:span><text:span text:style-name="T3">64</text:span><text:span text:style-name="T2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9" draw:id="id9" draw:layer="layout" svg:width="1.7cm" svg:height="1.5cm" svg:x="18.3cm" svg:y="4.7cm">
          <text:p text:style-name="P1"><text:span text:style-name="T1">Conv1D</text:span></text:p>
          <text:p text:style-name="P1"><text:span text:style-name="T2">ReLU</text:span></text:p>
          <text:p text:style-name="P1"><text:span text:style-name="T2">(3; </text:span><text:span text:style-name="T3">32</text:span><text:span text:style-name="T2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16" draw:id="id16" draw:layer="layout" svg:width="1.7cm" svg:height="1.5cm" svg:x="2.2cm" svg:y="4.7cm">
          <text:p text:style-name="P1"><text:span text:style-name="T1">Conv1D</text:span></text:p>
          <text:p text:style-name="P1"><text:span text:style-name="T2">tanh</text:span></text:p>
          <text:p text:style-name="P1"><text:span text:style-name="T2">(3; </text:span><text:span text:style-name="T3">1</text:span><text:span text:style-name="T2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6.2cm" svg:y1="3.25cm" svg:x2="6.8cm" svg:y2="3.25cm" draw:start-shape="id2" draw:start-glue-point="1" draw:end-shape="id3" draw:end-glue-point="3" svg:d="M6200 3250h600" svg:viewBox="0 0 601 1">
          <text:p/>
        </draw:connector>
        <draw:connector draw:style-name="gr4" draw:text-style-name="P6" draw:layer="layout" svg:x1="8.5cm" svg:y1="3.25cm" svg:x2="9.1cm" svg:y2="3.25cm" draw:start-shape="id3" draw:start-glue-point="1" draw:end-shape="id4" draw:end-glue-point="3" svg:d="M8500 3250h600" svg:viewBox="0 0 601 1">
          <text:p/>
        </draw:connector>
        <draw:connector draw:style-name="gr4" draw:text-style-name="P6" draw:layer="layout" svg:x1="10.8cm" svg:y1="3.25cm" svg:x2="11.4cm" svg:y2="3.25cm" draw:start-shape="id4" draw:start-glue-point="1" draw:end-shape="id5" draw:end-glue-point="3" svg:d="M10800 3250h600" svg:viewBox="0 0 601 1">
          <text:p/>
        </draw:connector>
        <draw:connector draw:style-name="gr4" draw:text-style-name="P6" draw:layer="layout" svg:x1="13.1cm" svg:y1="3.25cm" svg:x2="13.7cm" svg:y2="3.25cm" draw:start-shape="id5" draw:start-glue-point="1" draw:end-shape="id6" draw:end-glue-point="3" svg:d="M13100 3250h600" svg:viewBox="0 0 601 1">
          <text:p/>
        </draw:connector>
        <draw:connector draw:style-name="gr4" draw:text-style-name="P6" draw:layer="layout" svg:x1="15.4cm" svg:y1="3.25cm" svg:x2="16cm" svg:y2="3.25cm" draw:start-shape="id6" draw:start-glue-point="1" draw:end-shape="id7" draw:end-glue-point="3" svg:d="M15400 3250h600" svg:viewBox="0 0 601 1">
          <text:p/>
        </draw:connector>
        <draw:connector draw:style-name="gr4" draw:text-style-name="P6" draw:layer="layout" svg:x1="17.7cm" svg:y1="3.25cm" svg:x2="18.3cm" svg:y2="3.25cm" draw:start-shape="id7" draw:start-glue-point="1" draw:end-shape="id8" draw:end-glue-point="3" svg:d="M17700 3250h600" svg:viewBox="0 0 601 1">
          <text:p/>
        </draw:connector>
        <draw:connector draw:style-name="gr4" draw:text-style-name="P6" draw:layer="layout" svg:x1="19.15cm" svg:y1="4cm" svg:x2="19.15cm" svg:y2="4.7cm" draw:start-shape="id8" draw:start-glue-point="2" draw:end-shape="id9" draw:end-glue-point="0" svg:d="M19150 4000v700" svg:viewBox="0 0 1 701">
          <text:p/>
        </draw:connector>
        <draw:connector draw:style-name="gr7" draw:text-style-name="P6" draw:layer="layout" svg:x1="18.3cm" svg:y1="5.45cm" svg:x2="17.7cm" svg:y2="5.45cm" draw:start-shape="id9" draw:start-glue-point="3" draw:end-shape="id10" draw:end-glue-point="1" svg:d="M18300 5450h-600" svg:viewBox="0 0 601 1">
          <text:p/>
        </draw:connector>
        <draw:connector draw:style-name="gr4" draw:text-style-name="P6" draw:layer="layout" svg:x1="16cm" svg:y1="5.45cm" svg:x2="15.4cm" svg:y2="5.45cm" draw:start-shape="id10" draw:start-glue-point="3" draw:end-shape="id11" draw:end-glue-point="1" svg:d="M16000 5450h-600" svg:viewBox="0 0 601 1">
          <text:p/>
        </draw:connector>
        <draw:connector draw:style-name="gr8" draw:text-style-name="P6" draw:layer="layout" svg:x1="13.7cm" svg:y1="5.45cm" svg:x2="13.1cm" svg:y2="5.45cm" draw:start-shape="id11" draw:start-glue-point="3" draw:end-shape="id12" draw:end-glue-point="1" svg:d="M13700 5450h-600" svg:viewBox="0 0 601 1">
          <text:p/>
        </draw:connector>
        <draw:connector draw:style-name="gr4" draw:text-style-name="P6" draw:layer="layout" svg:x1="11.4cm" svg:y1="5.45cm" svg:x2="10.8cm" svg:y2="5.45cm" draw:start-shape="id12" draw:start-glue-point="3" draw:end-shape="id13" draw:end-glue-point="1" svg:d="M11400 5450h-600" svg:viewBox="0 0 601 1">
          <text:p/>
        </draw:connector>
        <draw:connector draw:style-name="gr8" draw:text-style-name="P6" draw:layer="layout" svg:x1="9.1cm" svg:y1="5.45cm" svg:x2="8.5cm" svg:y2="5.45cm" draw:start-shape="id13" draw:start-glue-point="3" draw:end-shape="id14" draw:end-glue-point="1" svg:d="M9100 5450h-600" svg:viewBox="0 0 601 1">
          <text:p/>
        </draw:connector>
        <draw:connector draw:style-name="gr4" draw:text-style-name="P6" draw:layer="layout" svg:x1="6.8cm" svg:y1="5.45cm" svg:x2="6.2cm" svg:y2="5.45cm" draw:start-shape="id14" draw:start-glue-point="3" draw:end-shape="id15" draw:end-glue-point="1" svg:d="M6800 5450h-600" svg:viewBox="0 0 601 1">
          <text:p/>
        </draw:connector>
        <draw:connector draw:style-name="gr4" draw:text-style-name="P6" draw:layer="layout" svg:x1="4.5cm" svg:y1="5.45cm" svg:x2="3.9cm" svg:y2="5.45cm" draw:start-shape="id15" draw:start-glue-point="3" draw:end-shape="id16" draw:end-glue-point="1" svg:d="M4500 5450h-600" svg:viewBox="0 0 601 1">
          <text:p/>
        </draw:connector>
        <draw:line draw:style-name="gr9" draw:text-style-name="P9" draw:layer="layout" svg:x1="4.5cm" svg:y1="2.1cm" svg:x2="20cm" svg:y2="2.1cm">
          <text:p/>
        </draw:line>
        <draw:line draw:style-name="gr9" draw:text-style-name="P9" draw:layer="layout" svg:x1="4.5cm" svg:y1="6.6cm" svg:x2="20cm" svg:y2="6.6cm">
          <text:p/>
        </draw:line>
        <draw:custom-shape draw:style-name="gr10" draw:text-style-name="P10" draw:layer="layout" svg:width="1.7cm" svg:height="0.4cm" svg:x="10.8cm" svg:y="1.5cm">
          <text:p text:style-name="P1"><text:span text:style-name="T1">Encod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cm" svg:height="0.4cm" svg:x="10.8cm" svg:y="6.8cm"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7cm" svg:height="0.4cm" svg:x="10.8cm" svg:y="1.5cm">
          <text:p text:style-name="P1"><text:span text:style-name="T1">Encoder</text:span>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0.997cm" svg:y1="6.595cm" svg:x2="3.9cm" svg:y2="6.6cm">
          <text:p/>
        </draw:line>
        <draw:custom-shape draw:style-name="gr10" draw:text-style-name="P10" draw:layer="layout" svg:width="1.7cm" svg:height="0.4cm" svg:x="1.597cm" svg:y="6.795cm">
          <text:p text:style-name="P1"><text:span text:style-name="T1">Output</text:span>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0.995cm" svg:y1="2.108cm" svg:x2="3.898cm" svg:y2="2.113cm">
          <text:p/>
        </draw:line>
        <draw:custom-shape draw:style-name="gr10" draw:text-style-name="P10" draw:layer="layout" svg:width="1.7cm" svg:height="0.4cm" svg:x="1.595cm" svg:y="1.508cm">
          <text:p text:style-name="P1"><text:span text:style-name="T1">Inpu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思源宋体" svg:font-family="思源宋体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新宋体" style:font-family-asian="新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y</meta:initial-creator>
    <meta:creation-date>2018-08-28T11:11:22.764456948</meta:creation-date>
    <dc:date>2018-08-28T14:47:42.443841090</dc:date>
    <dc:creator>Aly</dc:creator>
    <meta:editing-duration>PT30M58S</meta:editing-duration>
    <meta:editing-cycles>9</meta:editing-cycles>
    <meta:generator>LibreOffice/6.1.0.3$Linux_X86_64 LibreOffice_project/10$Build-3</meta:generator>
    <meta:document-statistic meta:object-count="41"/>
  </office:meta>
</office:document-meta>
</file>